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42cm"/>
    </style:style>
    <style:style style:name="co3" style:family="table-column">
      <style:table-column-properties fo:break-before="auto" style:column-width="4.39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>
            <text:p>&amp;<text:span text:style-name="T1">P416527</text:span> = MSR 02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GU₄#-HI#.A#</text:p>
          </table:table-cell>
          <table:table-cell office:value-type="string">
            <text:p>{še#}MUR#.GU₄#</text:p>
          </table:table-cell>
          <table:table-cell office:value-type="string">
            <text:p>DUH</text:p>
          </table:table-cell>
          <table:table-cell office:value-type="string">
            <text:p>IN.NU.DA</text:p>
          </table:table-cell>
          <table:table-cell office:value-type="string">
            <text:p>MU-BI.IM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alpū[bull]N; </text:p>
          </table:table-cell>
          <table:table-cell office:value-type="string">
            <text:p>imrûm[fodder]N; </text:p>
          </table:table-cell>
          <table:table-cell office:value-type="string">
            <text:p>tuhhum[bran]N; </text:p>
          </table:table-cell>
          <table:table-cell office:value-type="string">
            <text:p>tibnum[straw]N; </text:p>
          </table:table-cell>
          <table:table-cell office:value-type="string">
            <text:p>šumšu[name]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#note: I thank Zsombor Földi for drawing this tablet to my attention.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[2?.44?]</text:p>
          </table:table-cell>
          <table:table-cell table:number-columns-repeated="3" office:value-type="string">
            <text:p>[...]</text:p>
          </table:table-cell>
          <table:table-cell office:value-type="string">
            <text:p>{d}EN.KI-ma-lik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</text:p>
          </table:table-cell>
          <table:table-cell table:number-columns-repeated="3" office:value-type="string">
            <text:p>u;</text:p>
          </table:table-cell>
          <table:table-cell office:value-type="string">
            <text:p>Ea-malik[1]P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>
            <text:p>NÍG.Ú.RUM</text:p>
          </table:table-cell>
          <table:table-cell table:number-columns-repeated="3"/>
          <table:table-cell office:value-type="string">
            <text:p>{d}EN.LÍL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3"/>
          <table:table-cell office:value-type="string">
            <text:p>Enlil[1]D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office:value-type="string">
            <text:p>[3?.50?]</text:p>
          </table:table-cell>
          <table:table-cell table:number-columns-repeated="2" office:value-type="string">
            <text:p>[...]</text:p>
          </table:table-cell>
          <table:table-cell office:value-type="string">
            <text:p>2(AŠ) &lt;GUR&gt;</text:p>
          </table:table-cell>
          <table:table-cell office:value-type="string">
            <text:p>i-din-{d}UTU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</text:p>
          </table:table-cell>
          <table:table-cell table:number-columns-repeated="2" office:value-type="string">
            <text:p>u;</text:p>
          </table:table-cell>
          <table:table-cell office:value-type="string">
            <text:p>n; kur[unit]N; </text:p>
          </table:table-cell>
          <table:table-cell office:value-type="string">
            <text:p>Iddin-Šamaš[1]P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>
            <text:p>NÍG.Ú.RUM</text:p>
          </table:table-cell>
          <table:table-cell table:number-columns-repeated="3"/>
          <table:table-cell office:value-type="string">
            <text:p>{d}UTU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3"/>
          <table:table-cell office:value-type="string">
            <text:p>Šamaš[1]D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</text:p>
          </table:table-cell>
          <table:table-cell office:value-type="string">
            <text:p>[16?]</text:p>
          </table:table-cell>
          <table:table-cell table:number-columns-repeated="2" office:value-type="string">
            <text:p>3(BAN₂)</text:p>
          </table:table-cell>
          <table:table-cell office:value-type="string">
            <text:p>1(AŠ) &lt;GUR&gt;</text:p>
          </table:table-cell>
          <table:table-cell office:value-type="string">
            <text:p>ia-ú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yāʾu[mine]PP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NÍG.Ú.RUM</text:p>
          </table:table-cell>
          <table:table-cell table:number-columns-repeated="3"/>
          <table:table-cell office:value-type="string">
            <text:p>{d}NANNA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3"/>
          <table:table-cell office:value-type="string">
            <text:p>Nanna[]D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 |</text:p>
          </table:table-cell>
          <table:table-cell office:value-type="string" table:number-columns-spanned="5" table:number-rows-spanned="1">
            <text:p>NÍG.Ú.RUM DINGIR-RE.E.NE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namkūr[property]N; ilāni[god]N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 |</text:p>
          </table:table-cell>
          <table:table-cell office:value-type="string" table:number-columns-spanned="5" table:number-rows-spanned="1">
            <text:p>{iti}DU₆.KÙ KI-4 U₄ 13-KAM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Tašritu[1]MN; n; ūm[day]N; n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 |</text:p>
          </table:table-cell>
          <table:table-cell office:value-type="string" table:number-columns-spanned="5" table:number-rows-spanned="1">
            <text:p>%s mu ki-2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mu[year]; n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 office:value-type="string">
            <text:p>Bran</text:p>
          </table:table-cell>
          <table:table-cell office:value-type="string">
            <text:p>Straw</text:p>
          </table:table-cell>
          <table:table-cell office:value-type="string">
            <text:p>Its name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[@?2 44?@]</text:p>
          </table:table-cell>
          <table:table-cell table:number-columns-repeated="3" office:value-type="string">
            <text:p>[...]</text:p>
          </table:table-cell>
          <table:table-cell office:value-type="string">
            <text:p>Ea-malik</text:p>
          </table:table-cell>
          <table:table-cell table:number-columns-repeated="101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5" table:number-rows-spanned="1">
            <text:p>Property of Enlil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5.</text:p>
          </table:table-cell>
          <table:table-cell office:value-type="string">
            <text:p>[@?3 50?@]</text:p>
          </table:table-cell>
          <table:table-cell table:number-columns-repeated="2" office:value-type="string">
            <text:p>[...]</text:p>
          </table:table-cell>
          <table:table-cell office:value-type="string">
            <text:p>2 @gur</text:p>
          </table:table-cell>
          <table:table-cell office:value-type="string">
            <text:p>Iddin-Šamaš</text:p>
          </table:table-cell>
          <table:table-cell table:number-columns-repeated="1018"/>
        </table:table-row>
        <table:table-row table:style-name="ro2">
          <table:table-cell office:value-type="string">
            <text:p>$ 1 line blank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5" table:number-rows-spanned="1">
            <text:p>Property of Šamaš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8.</text:p>
          </table:table-cell>
          <table:table-cell office:value-type="string">
            <text:p>[@?16?@]</text:p>
          </table:table-cell>
          <table:table-cell office:value-type="string">
            <text:p>30 @sila</text:p>
          </table:table-cell>
          <table:table-cell office:value-type="string">
            <text:p>30 @sila</text:p>
          </table:table-cell>
          <table:table-cell office:value-type="string">
            <text:p>1 @gur</text:p>
          </table:table-cell>
          <table:table-cell office:value-type="string">
            <text:p>Mine</text:p>
          </table:table-cell>
          <table:table-cell table:number-columns-repeated="1018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5" table:number-rows-spanned="1">
            <text:p>Property of Nanna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5" table:number-rows-spanned="1">
            <text:p>Property of the gods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5" table:number-rows-spanned="1">
            <text:p>Tašritu (Month VI), fourth, day 13, 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5" table:number-rows-spanned="1">
            <text:p>Year: the second.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16/06/2012</text:date>, <text:time>21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25T11:12:31</meta:creation-date>
    <meta:editing-duration>PT00H30M03S</meta:editing-duration>
    <meta:editing-cycles>17</meta:editing-cycles>
    <meta:generator>NeoOffice/3.2.1$Unix OpenOffice.org_project/Patch 5</meta:generator>
    <meta:initial-creator>Eleanor Robson</meta:initial-creator>
    <dc:date>2012-06-16T21:32:49</dc:date>
    <dc:creator>Eleanor Robson</dc:creator>
    <meta:document-statistic meta:table-count="3" meta:cell-count="136" meta:object-count="0"/>
  </office:meta>
</office:document-meta>
</file>